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SupportConfigurer.setTaskExecutor( Async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SupportConfigurer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SupportConfigurer.setDefaul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SupportConfigurer.registerCallableInterceptors( CallableProcessing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SupportConfigurer.getCallable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SupportConfigur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SupportConfigurer.registerDeferredResultInterceptors( DeferredResultProcessing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SupportConfigurer.getDeferredRes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